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1.8958in" fo:margin-left="0in" fo:margin-top="0in" fo:margin-bottom="0in" table:align="left"/>
    </style:style>
    <style:style style:name="Table1.A" style:family="table-column">
      <style:table-column-properties style:column-width="1.8958in"/>
    </style:style>
    <style:style style:name="Table1.1" style:family="table-row">
      <style:table-row-properties style:min-row-height="0.2083in" fo:keep-together="auto"/>
    </style:style>
    <style:style style:name="Table1.A1" style:family="table-cell">
      <style:table-cell-properties style:vertical-align="bottom" fo:padding="0.0278in" fo:border="0.75pt solid #cccccc"/>
    </style:style>
    <style:style style:name="Table2" style:family="table">
      <style:table-properties style:width="1.8958in" fo:margin-left="0in" fo:margin-top="0in" fo:margin-bottom="0in" table:align="left"/>
    </style:style>
    <style:style style:name="Table2.A" style:family="table-column">
      <style:table-column-properties style:column-width="1.8958in"/>
    </style:style>
    <style:style style:name="Table2.1" style:family="table-row">
      <style:table-row-properties style:min-row-height="0.2083in" fo:keep-together="auto"/>
    </style:style>
    <style:style style:name="Table2.A1" style:family="table-cell">
      <style:table-cell-properties style:vertical-align="bottom" fo:padding="0.0278in" fo:border="0.75pt solid #cccccc"/>
    </style:style>
    <style:style style:name="Table3" style:family="table">
      <style:table-properties style:width="1.8958in" fo:margin-left="0in" fo:margin-top="0in" fo:margin-bottom="0in" table:align="left"/>
    </style:style>
    <style:style style:name="Table3.A" style:family="table-column">
      <style:table-column-properties style:column-width="1.8958in"/>
    </style:style>
    <style:style style:name="Table3.1" style:family="table-row">
      <style:table-row-properties style:min-row-height="0.2083in" fo:keep-together="auto"/>
    </style:style>
    <style:style style:name="Table3.A1" style:family="table-cell">
      <style:table-cell-properties style:vertical-align="bottom" fo:padding="0.0278in" fo:border="0.75pt solid #cccccc"/>
    </style:style>
    <style:style style:name="Table4" style:family="table">
      <style:table-properties style:width="1.8958in" fo:margin-left="0in" fo:margin-top="0in" fo:margin-bottom="0in" table:align="left"/>
    </style:style>
    <style:style style:name="Table4.A" style:family="table-column">
      <style:table-column-properties style:column-width="1.8958in"/>
    </style:style>
    <style:style style:name="Table4.1" style:family="table-row">
      <style:table-row-properties style:min-row-height="0.2083in" fo:keep-together="auto"/>
    </style:style>
    <style:style style:name="Table4.A1" style:family="table-cell">
      <style:table-cell-properties style:vertical-align="bottom" fo:padding="0.0278in" fo:border="0.75pt solid #cccccc"/>
    </style:style>
    <style:style style:name="Table5" style:family="table">
      <style:table-properties style:width="1.8958in" fo:margin-left="0in" fo:margin-top="0in" fo:margin-bottom="0in" table:align="left"/>
    </style:style>
    <style:style style:name="Table5.A" style:family="table-column">
      <style:table-column-properties style:column-width="1.8958in"/>
    </style:style>
    <style:style style:name="Table5.1" style:family="table-row">
      <style:table-row-properties style:min-row-height="0.2083in" fo:keep-together="auto"/>
    </style:style>
    <style:style style:name="Table5.A1" style:family="table-cell">
      <style:table-cell-properties style:vertical-align="bottom" fo:padding="0.0278in" fo:border="0.75pt solid #cccccc"/>
    </style:style>
    <style:style style:name="P1" style:family="paragraph" style:parent-style-name="Standard">
      <style:text-properties fo:color="#222222" style:font-name="Arial" fo:font-size="9.5pt" style:font-name-asian="Arial1" style:font-size-asian="9.5pt" style:font-name-complex="Arial1" style:font-size-complex="9.5pt" fo:background-color="#ffffff"/>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Heading_20_1" style:master-page-name="Standard">
      <style:paragraph-properties style:page-number="1"/>
    </style:style>
    <style:style style:name="P5" style:family="paragraph" style:parent-style-name="Heading_20_3">
      <style:paragraph-properties fo:break-before="page"/>
    </style:style>
    <style:style style:name="P6" style:family="paragraph" style:parent-style-name="Subtitle">
      <style:paragraph-properties fo:text-align="start" style:justify-single-word="false"/>
    </style:style>
    <style:style style:name="T1" style:family="text">
      <style:text-properties style:font-name="Arial" fo:font-size="10pt" style:font-name-asian="Arial1" style:font-size-asian="10pt" style:font-name-complex="Arial1" style:font-size-complex="10pt"/>
    </style:style>
    <style:style style:name="T2" style:family="text">
      <style:text-properties fo:color="#222222" style:font-name="Arial" fo:font-size="9.5pt" style:font-name-asian="Arial1" style:font-size-asian="9.5pt" style:font-name-complex="Arial1" style:font-size-complex="9.5pt" fo:background-color="#ffffff"/>
    </style:style>
    <style:style style:name="T3" style:family="text">
      <style:text-properties fo:background-color="#ffff00"/>
    </style:style>
    <style:style style:name="T4" style:family="text">
      <style:text-properties fo:color="#0000ff" fo:background-color="#ffff00"/>
    </style:style>
    <style:style style:name="T5" style:family="text">
      <style:text-properties fo:color="#0000ff"/>
    </style:style>
    <style:style style:name="T6" style:family="text">
      <style:text-properties fo:color="#ff0000" fo:font-style="italic" style:font-style-asian="italic"/>
    </style:style>
    <style:style style:name="T7" style:family="text">
      <style:text-properties fo:color="#ff00ff"/>
    </style:style>
    <style:style style:name="T8" style:family="text">
      <style:text-properties style:text-underline-style="solid" style:text-underline-width="auto" style:text-underline-color="font-color"/>
    </style:style>
    <style:style style:name="T9" style:family="text">
      <style:text-properties fo:font-size="18pt" style:font-size-asian="18pt" style:font-size-complex="18pt"/>
    </style:style>
    <style:style style:name="T10" style:family="text">
      <style:text-properties fo:color="#274e13" style:font-name="Arial" fo:font-size="14pt" fo:font-weight="bold" style:font-name-asian="Arial1" style:font-size-asian="14pt" style:font-weight-asian="bold" style:font-name-complex="Arial1" style:font-size-complex="14pt"/>
    </style:style>
  </office:automatic-styles>
  <office:body>
    <office:text text:use-soft-page-breaks="true">
      <text:tracked-changes text:track-changes="false">
        <text:changed-region xml:id="ct54512032" text:id="ct54512032">
          <text:insertion>
            <office:change-info>
              <dc:creator>Luis Alfredo Milá de la Roca</dc:creator>
              <dc:date>2017-11-29T20:06: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k7f5rurj9s"/>Glosario de términos y definiciones del Dashboard</text:p>
      <text:p text:style-name="P1"/>
      <text:p text:style-name="Heading_20_3"><text:bookmark text:name="_kwb7fs8v5x2l"/>Campaña</text:p>
      <text:p text:style-name="Standard"/>
      <table:table table:name="Table1" table:style-name="Table1">
        <table:table-column table:style-name="Table1.A"/>
        <table:table-row table:style-name="Table1.1">
          <table:table-cell table:style-name="Table1.A1" office:value-type="string">
            <text:p text:style-name="Standard"><text:span text:style-name="T1">LLAMADAS</text:span></text:p>
          </table:table-cell>
        </table:table-row>
        <table:table-row table:style-name="Table1.1">
          <table:table-cell table:style-name="Table1.A1" office:value-type="string">
            <text:p text:style-name="Standard"><text:span text:style-name="T1">id_campana</text:span></text:p>
          </table:table-cell>
        </table:table-row>
        <table:table-row table:style-name="Table1.1">
          <table:table-cell table:style-name="Table1.A1" office:value-type="string">
            <text:p text:style-name="Standard"><text:span text:style-name="T1">nombre_campana</text:span></text:p>
          </table:table-cell>
        </table:table-row>
      </table:table>
      <text:p text:style-name="Standard"/>
      <text:p text:style-name="Standard">Nombre del cliente contratante</text:p>
      <text:p text:style-name="Heading_20_3"><text:bookmark text:name="_pj5p4i9oxr26"/>Skill, servicio y/o cola (Issabel = cola) </text:p>
      <text:p text:style-name="Standard"/>
      <table:table table:name="Table2" table:style-name="Table2">
        <table:table-column table:style-name="Table2.A"/>
        <table:table-row table:style-name="Table2.1">
          <table:table-cell table:style-name="Table2.A1" office:value-type="string">
            <text:p text:style-name="Standard"><text:span text:style-name="T1">LLAMADAS</text:span></text:p>
          </table:table-cell>
        </table:table-row>
        <table:table-row table:style-name="Table2.1">
          <table:table-cell table:style-name="Table2.A1" office:value-type="string">
            <text:p text:style-name="Standard"><text:span text:style-name="T1">id_servicio</text:span></text:p>
          </table:table-cell>
        </table:table-row>
      </table:table>
      <text:p text:style-name="Standard"/>
      <text:p text:style-name="Standard">(entendiendo que los tres términos significan lo mismo) y está referenciado en el motivo de la llamada generalmente direccionado por el IVR, (si quiere prepago, marque 1, si quiere desconectar por robo, marque 2…), de cara al call center es un servicio para el cual debe tener personal entrenado (skill) en atender ese tipo de llamada.</text:p>
      <text:p text:style-name="Heading_20_3"><text:bookmark text:name="_4mm1lfe8eivo"/>Supervisor</text:p>
      <text:p text:style-name="Standard"/>
      <table:table table:name="Table3" table:style-name="Table3">
        <table:table-column table:style-name="Table3.A"/>
        <table:table-row table:style-name="Table3.1">
          <table:table-cell table:style-name="Table3.A1" office:value-type="string">
            <text:p text:style-name="Standard"><text:span text:style-name="T1">LLAMADAS</text:span></text:p>
          </table:table-cell>
        </table:table-row>
        <table:table-row table:style-name="Table3.1">
          <table:table-cell table:style-name="Table3.A1" office:value-type="string">
            <text:p text:style-name="Standard"><text:span text:style-name="T1">id_supervisor</text:span></text:p>
          </table:table-cell>
        </table:table-row>
      </table:table>
      <text:p text:style-name="Standard"/>
      <text:p text:style-name="Standard"><text:soft-page-break/>Es la persona responsable de un grupo de agentes</text:p>
      <text:p text:style-name="Heading_20_3"><text:bookmark text:name="_ckmepnqg2e6n"/>Agente</text:p>
      <text:p text:style-name="Standard"/>
      <table:table table:name="Table4" table:style-name="Table4">
        <table:table-column table:style-name="Table4.A"/>
        <table:table-row table:style-name="Table4.1">
          <table:table-cell table:style-name="Table4.A1" office:value-type="string">
            <text:p text:style-name="Standard"><text:span text:style-name="T1">LLAMADAS</text:span></text:p>
          </table:table-cell>
        </table:table-row>
        <table:table-row table:style-name="Table4.1">
          <table:table-cell table:style-name="Table4.A1" office:value-type="string">
            <text:p text:style-name="Standard"><text:span text:style-name="T1">id_agente</text:span></text:p>
          </table:table-cell>
        </table:table-row>
      </table:table>
      <text:p text:style-name="Standard"/>
      <text:p text:style-name="Standard">La persona que atiende la llamada</text:p>
      <text:p text:style-name="Heading_20_3"><text:bookmark text:name="_hqycrnakp6nv"/></text:p>
      <text:p text:style-name="P5"><text:bookmark text:name="_k34luxo86ymc"/>Inbound</text:p>
      <text:p text:style-name="Standard">Llamadas entrantes</text:p>
      <text:p text:style-name="Standard"/>
      <table:table table:name="Table5" table:style-name="Table5">
        <table:table-column table:style-name="Table5.A"/>
        <table:table-row table:style-name="Table5.1">
          <table:table-cell table:style-name="Table5.A1" office:value-type="string">
            <text:p text:style-name="Standard"><text:span text:style-name="T1">LLAMADAS</text:span></text:p>
          </table:table-cell>
        </table:table-row>
        <table:table-row table:style-name="Table5.1">
          <table:table-cell table:style-name="Table5.A1" office:value-type="string">
            <text:p text:style-name="Standard"><text:span text:style-name="T1">entrante</text:span></text:p>
          </table:table-cell>
        </table:table-row>
      </table:table>
      <text:p text:style-name="Standard"/>
      <text:p text:style-name="Heading_20_3"><text:bookmark text:name="_1cqlfkru69oa"/><text:span text:style-name="T3">Nivel de Servicio - </text:span><text:span text:style-name="T4">Expresado en %</text:span></text:p>
      <text:p text:style-name="Standard"><text:span text:style-name="T6">suma(llamadas_atendidas_antes_de_20_seg)/suma(llamadas_recibidas)</text:span></text:p>
      <text:p text:style-name="Standard">Una medición que expresa el porcentaje de transacciones que se atienden en un período específico. Por ejemplo, para un call center, un nivel de servicio 80/20 significa que se atiende o atenderán un 80% de las llamadas dentro de los 20 segundos. El Nivel de Servicio puede ser un objetivo o una medición del desempeño real.</text:p>
      <text:p text:style-name="Heading_20_3"><text:bookmark text:name="_mptzaokc6ic8"/><text:span text:style-name="T3">Nivel de Atención - </text:span><text:span text:style-name="T4">Expresado en %</text:span></text:p>
      <text:p text:style-name="Standard">suma(llamadas_Atendidas)/suma(llamadas_Recibidas)</text:p>
      <text:p text:style-name="Standard"/>
      <text:p text:style-name="Heading_20_3"><text:bookmark text:name="_6znvg534l124"/><text:span text:style-name="T3">Nivel de Abandono - </text:span><text:span text:style-name="T4">Expresado en %</text:span></text:p>
      <text:p text:style-name="Standard">suma(llamadas_abandonadas)/suma(llamadas_Recibidas)</text:p>
      <text:p text:style-name="Heading_20_3"><text:bookmark text:name="_z2pchiidb8hc"/><text:span text:style-name="T3">TMO - </text:span><text:span text:style-name="T4">Expresado en Segundos</text:span></text:p>
      <text:p text:style-name="Standard">entero(SUMA(tiempo_operacion)/CONTARA(llamadas_atendidas))</text:p>
      <text:p text:style-name="Standard">El tiempo promedio medido en segundos que le lleva al RAC procesar una transacción. Esto incluye el tiempo de comunicación con el cliente, colocar al cliente en hold (tiempo en hold), y completar la transacción luego de que el cliente haya concluido su participación en la transacción (wrapping).</text:p>
      <text:p text:style-name="Standard"><text:change-start text:change-id="ct54512032"/>Que es el RAC?<text:change-end text:change-id="ct54512032"/> (representante de atención al cliente = agente)</text:p>
      <text:p text:style-name="Standard"><text:span text:style-name="T7">Wrapping </text:span>= tiempo post llamada después de colgada la llamada y antes que el Agente finalice la transacción.</text:p>
      <text:p text:style-name="Heading_20_3"><text:bookmark text:name="_c74eqw9zwnkh"/><text:span text:style-name="T3">Llamadas Recibidas - </text:span><text:span text:style-name="T4">Expresado en Unidades</text:span></text:p>
      <text:p text:style-name="Standard">Cantidad de llamadas entrantes bruto, sin importar su clasificación o resultado.</text:p>
      <text:p text:style-name="Heading_20_3"><text:bookmark text:name="_2qdift2tafm2"/><text:soft-page-break/><text:span text:style-name="T3">Llamadas Abandonadas - </text:span><text:span text:style-name="T4">Expresado en Unidades</text:span></text:p>
      <text:p text:style-name="Standard">Cantidad de llamadas que el cliente inicia pero que el cliente cuelga antes que sean contestadas.</text:p>
      <text:p text:style-name="Heading_20_3"><text:bookmark text:name="_heibhecpgdz8"/><text:span text:style-name="T3">Llamadas Atendidas - </text:span><text:span text:style-name="T4">Expresado en Unidades</text:span></text:p>
      <text:p text:style-name="Standard">Cantidad de llamadas que son respondidas por un agente</text:p>
      <text:p text:style-name="Heading_20_3"><text:bookmark text:name="_8y4hf69ugyd7"/><text:span text:style-name="T3">Llamadas Cortas - </text:span><text:span text:style-name="T4">Expresado en Unidades</text:span></text:p>
      <text:p text:style-name="Standard">Cantidad de llamadas con duración inferior a un parámetro previamente ajustado que calcula la no posibilidad de gestion. (ejemplo: menos de 3 segundos).</text:p>
      <text:p text:style-name="Heading_20_3"><text:bookmark text:name="_q12p9sribcnl"/>Llamadas en Cola - <text:span text:style-name="T5">Expresado en Unidades</text:span></text:p>
      <text:p text:style-name="Standard">Cantidad de llamadas que están a la espera de ser atendidas</text:p>
      <text:p text:style-name="Heading_20_3"><text:bookmark text:name="_8041uop2uu7c"/><text:span text:style-name="T3">Llamadas atendidas antes de 20 segundos</text:span> - <text:span text:style-name="T5">Expresado en Unidades</text:span></text:p>
      <text:p text:style-name="Standard">Cantidad de llamadas atendidas antes de 20 segundos</text:p>
      <text:p text:style-name="Heading_20_3"><text:bookmark text:name="_izujk7z1ol0g"/>Tiempo medio de atención (ASA) - <text:span text:style-name="T5">Expresado en Segundos</text:span></text:p>
      <text:p text:style-name="Standard">entero(suma(tiempo_espera_en_cola)/suma(llamadas_atendidas))</text:p>
      <text:p text:style-name="Heading_20_3"><text:bookmark text:name="_ehv6h786sacw"/><text:span text:style-name="T3">Agentes Conectados <text:s/>- </text:span><text:span text:style-name="T4">Expresado en Unidades</text:span></text:p>
      <text:p text:style-name="Standard">Cantidad de agentes que están conectados porque hicieron login</text:p>
      <text:p text:style-name="Heading_20_3"><text:bookmark text:name="_2mm35xv0mdre"/><text:span text:style-name="T3">Agentes Ocupados - </text:span><text:span text:style-name="T4">Expresado en Unidades</text:span></text:p>
      <text:p text:style-name="Standard">Cantidad de agentes conectados que están contestando una llamada</text:p>
      <text:p text:style-name="Heading_20_3"><text:bookmark text:name="_dtt8sp8k4tzf"/><text:span text:style-name="T3">Agentes Disponibles - </text:span><text:span text:style-name="T4">Expresado en Unidades</text:span></text:p>
      <text:p text:style-name="Standard">Cantidad de agentes conectados que están a la espera de una llamada</text:p>
      <text:p text:style-name="P1"/>
      <text:p text:style-name="P1"/>
      <text:p text:style-name="Heading_20_3"><text:bookmark text:name="_70uf9lygji9h"/>tiempo_de_operacion - <text:span text:style-name="T5">Expresado en Segundos</text:span></text:p>
      <text:p text:style-name="Standard"><text:soft-page-break/>Suma de (duración de llamada + tiempo de hold + tiempo after call work)</text:p>
      <text:p text:style-name="Standard">after call = tiempo desde que se cuelga la llamada hasta que el operador completa el formulario (tipifica) y queda disponible para atender otra llamada y/o pasa a un auxiliar</text:p>
      <text:p text:style-name="Standard"/>
      <text:p text:style-name="Heading_20_3"><text:bookmark text:name="_mkizv8psxxx5"/>tiempo_de_after_call_work - <text:span text:style-name="T5">Expresado en Segundos</text:span></text:p>
      <text:p text:style-name="Standard">tiempo desde que se cuelga la llamada hasta que el operador completa el formulario (tipifica) y queda disponible para atender otra llamada y/o pasa a un auxiliar</text:p>
      <text:p text:style-name="Standard"/>
      <text:p text:style-name="Heading_20_3"><text:bookmark text:name="_wj24v75fakic"/>tiempo_de_espera_ivr - <text:span text:style-name="T5">Expresado en Segundos</text:span></text:p>
      <text:p text:style-name="Standard">Suma del tiempo que reporta el IVR antes de que la llamada sea contestada</text:p>
      <text:p text:style-name="Heading_20_3"><text:bookmark text:name="_hxblpjqn0smi"/>Agentes_Auxiliar - <text:span text:style-name="T5">Expresado en Unidades</text:span></text:p>
      <text:p text:style-name="Standard">Cantidad de agentes conectados que no están ni ocupados ni disponibles tomaron una pausa dentro del sistema</text:p>
      <text:p text:style-name="Heading_20_3"><text:bookmark text:name="_838n5cqie2zi"/>Tabla auxiliar de agentes - <text:span text:style-name="T5">Expresado en Unidades</text:span></text:p>
      <text:p text:style-name="Standard">En formato maestro detalle aparecen las causas auxiliares</text:p>
      <text:p text:style-name="Standard"><text:span text:style-name="T2">este último con un desplegable para validar el detalle del tipo de auxiliar en el que se encuentran los agentes.</text:span></text:p>
      <text:p text:style-name="P1"/>
      <text:p text:style-name="P3"><text:bookmark text:name="_kgk1btq1drh4"/>Out Bound Marcación Predictiva</text:p>
      <text:p text:style-name="Heading_20_3"><text:bookmark text:name="_oh7d1epsusoa"/>BDD- <text:span text:style-name="T5">Expresado en Unidades</text:span></text:p>
      <text:p text:style-name="Standard">Base de datos que el cliente suministra para llamadas o listado en papel</text:p>
      <text:p text:style-name="Heading_20_3"><text:bookmark text:name="_naq8bijjf7nk"/>Registros pendientes por recorrer - <text:span text:style-name="T5">Expresado en Unidades</text:span></text:p>
      <text:p text:style-name="Standard">Registros que faltan por llamar</text:p>
      <text:p text:style-name="Heading_20_3"><text:bookmark text:name="_kakx3qyze34t"/>Llamadas Realizadas - <text:span text:style-name="T5">Expresado en Unidades</text:span></text:p>
      <text:p text:style-name="Standard">Cantidad de llamadas realizadas por el agente sin importar el resultado</text:p>
      <text:p text:style-name="Heading_20_3"><text:bookmark text:name="_8o3yw9296yzg"/>Llamadas Fallidas - <text:span text:style-name="T5">Expresado en Unidades</text:span></text:p>
      <text:p text:style-name="Standard">Cantidad de llamadas realizadas que no cumplen la especificación de contactabilidad</text:p>
      <text:p text:style-name="Heading_20_3"><text:bookmark text:name="_k0b1sbe6bu21"/>Llamadas Contestadas - <text:span text:style-name="T5">Expresado en Unidades</text:span></text:p>
      <text:p text:style-name="Standard">Cantidad de llamadas con resultado de contactabilidad positivo</text:p>
      <text:p text:style-name="Heading_20_3"><text:bookmark text:name="_usmggcry628c"/>Llamadas Abandonadas - <text:span text:style-name="T5">Expresado en Unidades</text:span></text:p>
      <text:p text:style-name="Standard">Cantidad de llamadas que el cliente cuelga antes de ser atendidas</text:p>
      <text:p text:style-name="Standard"><text:span text:style-name="T8">En Out Bound esta definición no tiene sentido, serán las llamadas atendidas y cortadas antes de cumplir con el criterio de efectividad</text:span></text:p>
      <text:p text:style-name="Heading_20_3"><text:bookmark text:name="_1icilwf1i78q"/>Llamadas en Cola - <text:span text:style-name="T5">Expresado en Unidades</text:span></text:p>
      <text:p text:style-name="Standard">Cantidad de llamadas que están a la espera de ser atendidas</text:p>
      <text:p text:style-name="Standard"><text:span text:style-name="T8">En Out Bound esta definición no tiene sentido, ya que no hay llamadas entrantes esperando ser atendidas</text:span></text:p>
      <text:p text:style-name="Heading_20_3"><text:bookmark text:name="_4f6cfxyutxs"/>Llamadas Efectivas - <text:span text:style-name="T5">Expresado en Unidades</text:span></text:p>
      <text:p text:style-name="Standard">Cantidad de llamadas que cumplen con el criterio de efectividad</text:p>
      <text:p text:style-name="Heading_20_3"><text:bookmark text:name="_exoubdhk3g43"/>% de Contactabilidad <text:s/>- <text:span text:style-name="T5">Expresado en %</text:span></text:p>
      <text:p text:style-name="Standard">(suma(llamadas_Contestadas)/suma(llamadas_Realizadas))</text:p>
      <text:p text:style-name="Standard"><text:soft-page-break/>suma(Registros contactados / Registros cargados)</text:p>
      <text:p text:style-name="Heading_20_3"><text:bookmark text:name="_ntzlo2863lts"/>% de efectividad - <text:span text:style-name="T5">Expresado en %</text:span></text:p>
      <text:p text:style-name="Standard">suma(llamadas_efectivas)/suma(llamadas_Contestadas)</text:p>
      <text:p text:style-name="Heading_20_3"><text:bookmark text:name="_6y9qw453lmh6"/>TMO - <text:span text:style-name="T5">Expresado en Segundos</text:span></text:p>
      <text:p text:style-name="Standard">entero(SUMA(tiempo_operacion)/CONTAR(llamadas_Contestadas))</text:p>
      <text:p text:style-name="Heading_20_3"><text:bookmark text:name="_tw24suglpu5c"/>Agentes Conectados - <text:span text:style-name="T5">Expresado en Unidades</text:span></text:p>
      <text:p text:style-name="Standard">Cantidad de agentes que están conectados porque hicieron login</text:p>
      <text:p text:style-name="Heading_20_3"><text:bookmark text:name="_r0gwg2vovan"/>Agentes Ocupados - <text:span text:style-name="T5">Expresado en Unidades</text:span></text:p>
      <text:p text:style-name="Standard">Cantidad de agentes conectados que están contestando una llamada</text:p>
      <text:p text:style-name="Standard"><text:span text:style-name="T8">En Out Bound esta definición no tiene sentido, ya que no hay llamadas entrantes será haciendo una llamada</text:span></text:p>
      <text:p text:style-name="Heading_20_3"><text:bookmark text:name="_ug7jv3ax281r"/>Agentes Disponibles - <text:span text:style-name="T5">Expresado en Unidades</text:span></text:p>
      <text:p text:style-name="Standard">Cantidad de agentes conectados que están a la espera de una llamada</text:p>
      <text:p text:style-name="Standard"><text:span text:style-name="T8">En Out Bound esta definición no tiene sentido, ya que no hay llamadas entrantes será a la espera de hacer una llamada</text:span></text:p>
      <text:p text:style-name="Heading_20_3"><text:bookmark text:name="_rdanhrz27s95"/>Agentes Auxiliar - <text:span text:style-name="T5">Expresado en Unidades</text:span></text:p>
      <text:p text:style-name="Standard">Cantidad de agentes conectados que no están ni ocupados ni disponibles tomaron una pausa dentro del sistema</text:p>
      <text:p text:style-name="Standard">este último con un desplegable para validar el detalle del tipo de auxiliar en el que se encuentran los agentes.</text:p>
      <text:p text:style-name="Heading_20_3"><text:bookmark text:name="_n0nzc4ukils4"/>Tabla auxiliar de agentes - <text:span text:style-name="T5">Expresado en Unidades</text:span></text:p>
      <text:p text:style-name="Standard">En formato maestro detalle aparecen las causas auxiliares</text:p>
      <text:p text:style-name="Standard"><text:span text:style-name="T2">este último con un desplegable para validar el detalle del tipo de auxiliar en el que se en</text:span></text:p>
      <text:p text:style-name="Heading_20_3"><text:bookmark text:name="_wowr52nedkzv"/>tiempo_de_operacion - <text:span text:style-name="T5">Expresado en Segundos</text:span></text:p>
      <text:p text:style-name="Standard">Suma de (duración de llamada + tiempo de hold + tiempo after call)</text:p>
      <text:p text:style-name="Standard"><text:soft-page-break/></text:p>
      <text:p text:style-name="Standard"/>
      <text:p text:style-name="P3"><text:bookmark text:name="_rtt7pz5f7h3p"/>Out Bound Marcación Manual</text:p>
      <text:p text:style-name="Heading_20_3"><text:bookmark text:name="_m2tlapjy7yrd"/>Llamadas Realizadas - <text:span text:style-name="T5">Expresado en Unidades</text:span></text:p>
      <text:p text:style-name="Standard">Cantidad de llamadas realizadas por el agente sin importar el resultado</text:p>
      <text:p text:style-name="Heading_20_3"><text:bookmark text:name="_endhevm7f9sh"/>Llamadas Fallidas - <text:span text:style-name="T5">Expresado en Unidades</text:span></text:p>
      <text:p text:style-name="Standard">Cantidad de llamadas realizadas que no cumplen la especificación de contactabilidad</text:p>
      <text:p text:style-name="Heading_20_3"><text:bookmark text:name="_3n32g785uiax"/>Llamadas Contestadas - <text:span text:style-name="T5">Expresado en Unidades</text:span></text:p>
      <text:p text:style-name="Standard">Cantidad de llamadas con resultado de contactabilidad positivo</text:p>
      <text:p text:style-name="Heading_20_3"><text:bookmark text:name="_wp7spfk9675a"/>Llamadas Efectivas - <text:span text:style-name="T5">Expresado en Unidades</text:span></text:p>
      <text:p text:style-name="Standard">Cantidad de llamadas que cumplen con el criterio de efectividad</text:p>
      <text:p text:style-name="Heading_20_3"><text:bookmark text:name="_xpp0ocrsfyk0"/>% de Contactabilidad <text:s/>- <text:span text:style-name="T5">Expresado en %</text:span></text:p>
      <text:p text:style-name="Standard">(suma(llamadas_Contestadas)/suma(llamadas_Realizadas))</text:p>
      <text:p text:style-name="Heading_20_3"><text:bookmark text:name="_16j0rqdqvr1q"/>% de efectividad - <text:span text:style-name="T5">Expresado en %</text:span></text:p>
      <text:p text:style-name="Standard">suma(llamadas_efectivas)/suma(llamadas_Contestadas)</text:p>
      <text:p text:style-name="Heading_20_3"><text:bookmark text:name="_15yqhg89w27"/>TMO - <text:span text:style-name="T5">Expresado en Segundos</text:span></text:p>
      <text:p text:style-name="Standard">entero(SUMA(tiempo_operacion)/CONTAR(llamadas_Contestadas))</text:p>
      <text:p text:style-name="Heading_20_3"><text:bookmark text:name="_e8o6un54fzvw"/>Agentes Conectados - <text:span text:style-name="T5">Expresado en Unidades</text:span></text:p>
      <text:p text:style-name="Standard">Cantidad de agentes que están conectados porque hicieron login</text:p>
      <text:p text:style-name="Heading_20_3"><text:bookmark text:name="_i40yyw7gvaxy"/>Agentes Ocupados - <text:span text:style-name="T5">Expresado en Unidades</text:span></text:p>
      <text:p text:style-name="Standard">Cantidad de agentes conectados que están contestando una llamada</text:p>
      <text:p text:style-name="Standard"><text:span text:style-name="T8">En Out Bound esta definición no tiene sentido, ya que no hay llamadas entrantes será haciendo una llamada</text:span></text:p>
      <text:p text:style-name="Heading_20_3"><text:bookmark text:name="_ww7lq9t94hl4"/>Agentes Disponibles - <text:span text:style-name="T5">Expresado en Unidades</text:span></text:p>
      <text:p text:style-name="Standard"><text:soft-page-break/>Cantidad de agentes conectados que están a la espera de una llamada</text:p>
      <text:p text:style-name="Standard"><text:span text:style-name="T8">En Out Bound esta definición no tiene sentido, ya que no hay llamadas entrantes será a la espera de hacer una llamada</text:span></text:p>
      <text:p text:style-name="Heading_20_3"><text:bookmark text:name="_35h35u2bc65"/>Agentes Auxiliar - <text:span text:style-name="T5">Expresado en Unidades</text:span></text:p>
      <text:p text:style-name="Standard">Cantidad de agentes conectados que no están ni ocupados ni disponibles tomaron una pausa dentro del sistema</text:p>
      <text:p text:style-name="Standard">este último con un desplegable para validar el detalle del tipo de auxiliar en el que se encuentran los agentes.</text:p>
      <text:p text:style-name="Heading_20_3"><text:bookmark text:name="_uc7yk7oydu4x"/>Tabla auxiliar de agentes - <text:span text:style-name="T5">Expresado en Unidades</text:span></text:p>
      <text:p text:style-name="Standard">En formato maestro detalle aparecen las causas auxiliares</text:p>
      <text:p text:style-name="Standard"><text:span text:style-name="T2">este último con un desplegable para validar el detalle del tipo de auxiliar en el que se en</text:span></text:p>
      <text:p text:style-name="Heading_20_3"><text:bookmark text:name="_hpgjrqh3pd1t"/>tiempo_de_operacion - <text:span text:style-name="T5">Expresado en Segundos</text:span></text:p>
      <text:p text:style-name="Standard">Suma de (duración de llamada + tiempo de hold + tiempo after call)</text:p>
      <text:p text:style-name="Standard"/>
      <text:p text:style-name="Standard"/>
      <text:p text:style-name="P2"/>
      <text:p text:style-name="Heading_20_1"><text:bookmark text:name="_hs0ws1503z3k"/>Dashboard Supervisores</text:p>
      <text:p text:style-name="Standard">Filtro x servicio</text:p>
      <text:p text:style-name="Heading_20_2"><text:bookmark text:name="_5l7e8dbmth7q"/>Pestaña Agente</text:p>
      <text:p text:style-name="Heading_20_3"><text:bookmark text:name="_nvqbg6gg7rew"/>Nombre</text:p>
      <text:p text:style-name="Standard">Nombre del agente</text:p>
      <text:p text:style-name="Heading_20_3"><text:bookmark text:name="_xjsinmhb5vl5"/>Id</text:p>
      <text:p text:style-name="Standard">Código de identificación del agente</text:p>
      <text:p text:style-name="Heading_20_3"><text:bookmark text:name="_6e8ddvyh8p9g"/>Nombre supervisor</text:p>
      <text:p text:style-name="Standard">Nombre del supervisor</text:p>
      <text:p text:style-name="Heading_20_3"><text:bookmark text:name="_xsrgj25ik0hj"/>Extensión</text:p>
      <text:p text:style-name="Standard">Código de identificación de la extensión</text:p>
      <text:p text:style-name="Heading_20_3"><text:bookmark text:name="_mqzfr1h7mdwy"/>Skill</text:p>
      <text:p text:style-name="Standard">Habilidad certificada del agente</text:p>
      <text:p text:style-name="Heading_20_3"><text:bookmark text:name="_747a9ye5v9q"/>Campaña</text:p>
      <text:p text:style-name="Standard">Empresa contratante</text:p>
      <text:p text:style-name="Heading_20_2"><text:bookmark text:name="_xsrpxlsa0szt"/>Pestaña Llamadas</text:p>
      <text:p text:style-name="Heading_20_3"><text:bookmark text:name="_wclr7j9km3xa"/>Nombre</text:p>
      <text:p text:style-name="Standard">Nombre del agente</text:p>
      <text:p text:style-name="Heading_20_3"><text:bookmark text:name="_678ql6sav03k"/>Id</text:p>
      <text:p text:style-name="Standard">Código de identificación del agente</text:p>
      <text:p text:style-name="Heading_20_3"><text:bookmark text:name="_qy5b8vkf6xm4"/><text:soft-page-break/>Llamadas entrantes</text:p>
      <text:p text:style-name="Standard">Cantidad de llamadas entrantes</text:p>
      <text:p text:style-name="Heading_20_3"><text:bookmark text:name="_nisr276ilxe9"/>Llamadas Realizadas</text:p>
      <text:p text:style-name="Standard">Cantidad de llamadas realizadas por el agente de forma manual</text:p>
      <text:p text:style-name="Heading_20_3"><text:bookmark text:name="_qj5o5eidsfww"/>Llamadas contestadas</text:p>
      <text:p text:style-name="Standard">Cantidad de llamadas contestadas, que ha tenido el agente</text:p>
      <text:p text:style-name="Heading_20_2"><text:bookmark text:name="_qp5hghqavelk"/>Pestaña TMO</text:p>
      <text:p text:style-name="Heading_20_3"><text:bookmark text:name="_o55k2ymrm6yx"/>Nombre</text:p>
      <text:p text:style-name="Standard">Nombre del agente</text:p>
      <text:p text:style-name="Heading_20_3"><text:bookmark text:name="_4o6tuglo5u1k"/>Id</text:p>
      <text:p text:style-name="Standard">Código de identificación del agente</text:p>
      <text:p text:style-name="Heading_20_3"><text:bookmark text:name="_1os2i95rebey"/>TMO saliente</text:p>
      <text:p text:style-name="Standard">Cantidad de segundos TMO saliente del dia actual</text:p>
      <text:p text:style-name="Heading_20_3"><text:bookmark text:name="_5pjos9fe669p"/>TMO entrante</text:p>
      <text:p text:style-name="Standard">Cantidad de segundos TMO entrante del día actual</text:p>
      <text:p text:style-name="Heading_20_2"><text:bookmark text:name="_dn2j03ib8ucs"/>Pestaña ESTADO</text:p>
      <text:p text:style-name="Heading_20_3"><text:bookmark text:name="_1tqekdirqweo"/>Estado actual</text:p>
      <text:p text:style-name="Standard">Estado actual del agente (ocupado/disponible/auxiliar)</text:p>
      <text:p text:style-name="Heading_20_3"><text:bookmark text:name="_82rxcc3mzhnq"/>Tiempo login Expresado en H.M.S</text:p>
      <text:p text:style-name="Standard">Tiempo total de logueo que lleva el agente, de acuerdo al corte acordado con el cliente</text:p>
      <text:p text:style-name="Standard"><text:span text:style-name="T10">Tiempo Auxiliar en H.M.S</text:span></text:p>
      <text:p text:style-name="Standard"><text:soft-page-break/>Tiempo total de auxiliar (suma de todos los auxiliares) que lleva el agente, de acuerdo al corte acordado con el cliente</text:p>
      <text:p text:style-name="Standard"><text:span text:style-name="T10">Tiempo Conversado en H.M.S</text:span></text:p>
      <text:p text:style-name="Standard">Tiempo total de conversando que lleva el agente, de acuerdo al corte acordado con el cliente</text:p>
      <text:p text:style-name="Standard"><text:span text:style-name="T10">Tiempo Disponible en H.M.S</text:span></text:p>
      <text:p text:style-name="P6"><text:bookmark text:name="_ewnfx6o351ne"/>Tiempo conectado - tiempo coversado - tiempo auxiliar</text:p>
      <text:p text:style-name="Standard">Tiempo total de espera por llamadas que lleva el agente, de acuerdo al corte acordado con el cliente</text:p>
      <text:p text:style-name="Standard"/>
      <text:p text:style-name="Heading_20_3"><text:bookmark text:name="_xpjixt57xa1w"/>Utilización - Expresado con decimales 2 decimales en %</text:p>
      <text:p text:style-name="Standard">Suma(Tiempo disponible; tiempo conversado)/(tiempo login)</text:p>
      <text:p text:style-name="Standard"/>
      <text:p text:style-name="Standard"/>
      <text:p text:style-name="Heading_20_3"><text:bookmark text:name="_j85jsvjbttu0"/></text:p>
      <text:p text:style-name="Heading_20_3"><text:bookmark text:name="_kafwfildg3tj"/>Auxiliar</text:p>
      <text:p text:style-name="Standard">Maestro detalle 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es"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2pt" fo:language="es"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fo:color="#073763"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fo:color="#5b0f00"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fo:color="#274e13"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with-next="always"/>
      <style:text-properties fo:color="#351c75" fo:font-size="14pt" style:font-size-asian="14pt"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3" meta:paragraph-count="190" meta:word-count="1492" meta:character-count="9886" meta:non-whitespace-character-count="8580"/>
    <meta:generator>LibreOfficeDev/6.0.5.2$Linux_X86_64 LibreOffice_project/</meta:generator>
  </office:meta>
</office:document-meta>
</file>